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10" style:family="paragraph" style:parent-style-name="Standard">
      <style:text-properties style:font-name="Source Code Pro"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fo:language="en" fo:country="US" officeooo:rsid="0020b895"/>
    </style:style>
    <style:style style:name="T5" style:family="text">
      <style:text-properties officeooo:rsid="0018a14e"/>
    </style:style>
    <style:style style:name="T6" style:family="text">
      <style:text-properties officeooo:rsid="0020b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5">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text:soft-page-break/></text:p>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text:p>
      <text:p text:style-name="P1"/>
      <text:p text:style-name="P4">Flags in nom</text:p>
      <text:p text:style-name="P1">Flags play a very important role in nom, they are intended to explain the context of the data, that is, for example, to point to the data type (_stdi, _stda, _stdc), to the data source (_acc, _stack, _cwr, _vwr), or to the method of execution of a particular command (_all).</text:p>
      <text:p text:style-name="P1"/>
      <text:p text:style-name="P4">Procedures in the language of nom</text:p>
      <text:p text:style-name="P1">To implement the procedures in the nom language used directives (.jump), (.point), (.goback) the first two allow you to make the transition to the procedure itself, and the third allows you to leave the procedure and return to the place of its call. The procedure can be placed below the code that calls it or above. It is not recommended to place one procedure inside another.</text:p>
      <text:p text:style-name="P1"/>
      <text:p text:style-name="P1">The General syntax of a procedure definition:</text:p>
      <text:p text:style-name="P5">.point [proc_num]</text:p>
      <text:p text:style-name="P5">* code *</text:p>
      <text:p text:style-name="P5">.goback</text:p>
      <text:p text:style-name="P1"/>
      <text:p text:style-name="P1">Here proc_num is the number of the procedure. And between .point and .goback hosts the procedure code.</text:p>
      <text:p text:style-name="P1"/>
      <text:p text:style-name="P1">The General syntax of the procedure call:</text:p>
      <text:p text:style-name="P5">.jump [cond] [data] [proc_num]</text:p>
      <text:p text:style-name="P1"/>
      <text:p text:style-name="P1">Here cond is a transition condition (&gt;, &gt;=, =, &lt;, &lt;=, ~), data is data that will be compared with 0, that is, if you pass &gt; as cond, and 9 as data, then the transition will be made only if the condition is true: 0 &gt; 9. And proc_num is the number of the procedure to which the transition occurs if the condition is true.</text:p>
      <text:p text:style-name="P1"/>
      <text:p text:style-name="P4">Name space</text:p>
      <text:p text:style-name="P1">The namespace is a specific numeric range in which all values are used, for example, the standard flags TVM (_stdi, _stda, _stdc, _cwr, _vwr, _acc, _cacc, _stack) have a namespace of 100, ie in the range from 100 to 200, will be used to encode the above flags. Namespaces are of two types: reserved, those that are used by TVM, and non-fixed, those that vary from program to program, for example, procedure numbers.</text:p>
      <text:p text:style-name="P1"/>
      <text:p text:style-name="P4">Data type</text:p>
      <text:p text:style-name="P1">A data type is a way of representing data in memory. There are three data types and three corresponding flags in nom: </text:p>
      <text:p text:style-name="P1">1. Numbers, the simplest type, the range of values is usually -2147483648, +2147483647. Flags (_stdi, _vwr, _<text:span text:style-name="T6">num</text:span>).</text:p>
      <text:p text:style-name="P1">2. The characters are ASCII table characters. Flags (_stdc, _cwr, _<text:span text:style-name="T6">sym</text:span>). The range of values is the same as the numbers.</text:p>
      <text:p text:style-name="P1"><text:soft-page-break/>3. Addresses are the addresses of the register cells, the range of values 10 – 77. Flag (_stda).</text:p>
      <text:p text:style-name="P1"/>
      <text:p text:style-name="P4">Comments about the use of language nom</text:p>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27T11:04:57.539000000</dc:date>
    <meta:editing-duration>PT26M32S</meta:editing-duration>
    <meta:editing-cycles>15</meta:editing-cycles>
    <meta:generator>LibreOffice/6.1.4.2$Windows_x86 LibreOffice_project/9d0f32d1f0b509096fd65e0d4bec26ddd1938fd3</meta:generator>
    <meta:document-statistic meta:table-count="0" meta:image-count="0" meta:object-count="0" meta:page-count="4" meta:paragraph-count="91" meta:word-count="1411" meta:character-count="8056" meta:non-whitespace-character-count="6659"/>
  </office:meta>
</office:document-meta>
</file>